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writing-mode="page"/>
      <style:text-properties officeooo:rsid="0004b0e1" officeooo:paragraph-rsid="0004b0e1" fo:hyphenate="true" fo:hyphenation-remain-char-count="2" fo:hyphenation-push-char-count="2"/>
    </style:style>
    <style:style style:name="P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4b0e1" officeooo:paragraph-rsid="000eb238" fo:hyphenate="true" fo:hyphenation-remain-char-count="2" fo:hyphenation-push-char-count="2"/>
    </style:style>
    <style:style style:name="P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4b0e1" officeooo:paragraph-rsid="00186248" fo:hyphenate="true" fo:hyphenation-remain-char-count="2" fo:hyphenation-push-char-count="2"/>
    </style:style>
    <style:style style:name="P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5d459" officeooo:paragraph-rsid="0005d459" fo:hyphenate="true" fo:hyphenation-remain-char-count="2" fo:hyphenation-push-char-count="2"/>
    </style:style>
    <style:style style:name="P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77eec" officeooo:paragraph-rsid="00077eec" fo:hyphenate="true" fo:hyphenation-remain-char-count="2" fo:hyphenation-push-char-count="2"/>
    </style:style>
    <style:style style:name="P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9135b" officeooo:paragraph-rsid="000a0bb9" fo:hyphenate="true" fo:hyphenation-remain-char-count="2" fo:hyphenation-push-char-count="2"/>
    </style:style>
    <style:style style:name="P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a0bb9" officeooo:paragraph-rsid="000a0bb9" fo:hyphenate="true" fo:hyphenation-remain-char-count="2" fo:hyphenation-push-char-count="2"/>
    </style:style>
    <style:style style:name="P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bd0f2" officeooo:paragraph-rsid="000bd0f2" fo:hyphenate="true" fo:hyphenation-remain-char-count="2" fo:hyphenation-push-char-count="2"/>
    </style:style>
    <style:style style:name="P1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ce8c9" officeooo:paragraph-rsid="000ce8c9"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eb238" officeooo:paragraph-rsid="000eb238"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0f976f" officeooo:paragraph-rsid="000f976f"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15d6f" officeooo:paragraph-rsid="00115d6f"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44afc" officeooo:paragraph-rsid="00144afc"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762e6" officeooo:paragraph-rsid="001762e6"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85429" officeooo:paragraph-rsid="00185429"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85429" officeooo:paragraph-rsid="001c96e1"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86248" officeooo:paragraph-rsid="00186248"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98ed9" officeooo:paragraph-rsid="00198ed9"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cc9aa" officeooo:paragraph-rsid="001cc9aa"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cf0e6" officeooo:paragraph-rsid="001cf0e6"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26d86" officeooo:paragraph-rsid="00226d86"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26d86" officeooo:paragraph-rsid="0029dbbd"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41a86" officeooo:paragraph-rsid="00241a86"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41a86" officeooo:paragraph-rsid="0029dbbd" fo:hyphenate="true" fo:hyphenation-remain-char-count="2" fo:hyphenation-push-char-count="2"/>
    </style:style>
    <style:style style:name="P2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43c77" officeooo:paragraph-rsid="00243c77" fo:hyphenate="true" fo:hyphenation-remain-char-count="2" fo:hyphenation-push-char-count="2"/>
    </style:style>
    <style:style style:name="P2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701b8" officeooo:paragraph-rsid="002701b8"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70837" officeooo:paragraph-rsid="002dad14" fo:hyphenate="true" fo:hyphenation-remain-char-count="2" fo:hyphenation-push-char-count="2"/>
    </style:style>
    <style:style style:name="P2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8f97c" officeooo:paragraph-rsid="0028f97c"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9dbbd" officeooo:paragraph-rsid="0029dbbd" fo:hyphenate="tru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ff0af" officeooo:paragraph-rsid="0029dbbd"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0c067" officeooo:paragraph-rsid="0029dbbd"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29f017" officeooo:paragraph-rsid="0029f017" fo:hyphenate="tru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1b19bb" officeooo:paragraph-rsid="001c7782" fo:hyphenate="tru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officeooo:rsid="0030f082" officeooo:paragraph-rsid="0030f082" fo:hyphenate="true" fo:hyphenation-remain-char-count="2" fo:hyphenation-push-char-count="2"/>
    </style:style>
    <style:style style:name="P36" style:family="paragraph" style:parent-style-name="Footnote">
      <style:text-properties officeooo:rsid="0009135b" officeooo:paragraph-rsid="0009135b"/>
    </style:style>
    <style:style style:name="P37" style:family="paragraph" style:parent-style-name="Footnote">
      <style:text-properties officeooo:rsid="00144afc" officeooo:paragraph-rsid="00144afc"/>
    </style:style>
    <style:style style:name="P38" style:family="paragraph" style:parent-style-name="Footnote">
      <style:text-properties officeooo:rsid="00185429" officeooo:paragraph-rsid="00185429"/>
    </style:style>
    <style:style style:name="P39" style:family="paragraph" style:parent-style-name="Footnote">
      <style:text-properties officeooo:rsid="001c7782" officeooo:paragraph-rsid="001c7782"/>
    </style:style>
    <style:style style:name="P40" style:family="paragraph" style:parent-style-name="Footnote">
      <style:text-properties officeooo:rsid="001cc9aa" officeooo:paragraph-rsid="001cc9aa"/>
    </style:style>
    <style:style style:name="P41" style:family="paragraph" style:parent-style-name="Footnote">
      <style:text-properties officeooo:rsid="001ff0af" officeooo:paragraph-rsid="001ff0af"/>
    </style:style>
    <style:style style:name="P42" style:family="paragraph" style:parent-style-name="Footnote">
      <style:text-properties officeooo:rsid="00241a86" officeooo:paragraph-rsid="00241a86"/>
    </style:style>
    <style:style style:name="P43" style:family="paragraph" style:parent-style-name="Footnote">
      <style:text-properties officeooo:rsid="00270837" officeooo:paragraph-rsid="00270837"/>
    </style:style>
    <style:style style:name="P44" style:family="paragraph" style:parent-style-name="Footnote">
      <style:text-properties officeooo:rsid="00226d86" officeooo:paragraph-rsid="00226d86"/>
    </style:style>
    <style:style style:name="P45" style:family="paragraph" style:parent-style-name="Footnote">
      <style:text-properties officeooo:paragraph-rsid="002c1763"/>
    </style:style>
    <style:style style:name="P46" style:family="paragraph" style:parent-style-name="Footnote">
      <style:text-properties officeooo:rsid="002cc772" officeooo:paragraph-rsid="002cc772"/>
    </style:style>
    <style:style style:name="P47" style:family="paragraph" style:parent-style-name="Footnote">
      <style:text-properties officeooo:paragraph-rsid="002cc772"/>
    </style:style>
    <style:style style:name="P48" style:family="paragraph" style:parent-style-name="Footnote">
      <style:text-properties officeooo:rsid="002dad14" officeooo:paragraph-rsid="002dad14"/>
    </style:style>
    <style:style style:name="P49" style:family="paragraph" style:parent-style-name="Footnote">
      <style:text-properties officeooo:paragraph-rsid="002dad14"/>
    </style:style>
    <style:style style:name="P50" style:family="paragraph" style:parent-style-name="Footnote">
      <style:text-properties officeooo:rsid="0030f082" officeooo:paragraph-rsid="0030f082"/>
    </style:style>
    <style:style style:name="P51" style:family="paragraph" style:parent-style-name="Standard">
      <style:text-properties officeooo:rsid="001cc9aa" officeooo:paragraph-rsid="001cc9aa"/>
    </style:style>
    <style:style style:name="P52" style:family="paragraph" style:parent-style-name="Standard">
      <style:text-properties officeooo:rsid="001cc9aa" officeooo:paragraph-rsid="0029f017"/>
    </style:style>
    <style:style style:name="P53" style:family="paragraph" style:parent-style-name="Standard">
      <style:text-properties officeooo:rsid="0004b0e1" officeooo:paragraph-rsid="0004b0e1"/>
    </style:style>
    <style:style style:name="P54" style:family="paragraph" style:parent-style-name="Standard">
      <style:text-properties officeooo:rsid="0029f017" officeooo:paragraph-rsid="0029f017"/>
    </style:style>
    <style:style style:name="P55" style:family="paragraph" style:parent-style-name="Standard">
      <style:paragraph-properties fo:hyphenation-ladder-count="no-limit"/>
      <style:text-properties fo:language="de" fo:country="DE" officeooo:rsid="0066593e" officeooo:paragraph-rsid="0029f017" fo:hyphenate="true" fo:hyphenation-remain-char-count="2" fo:hyphenation-push-char-count="2"/>
    </style:style>
    <style:style style:name="P56" style:family="paragraph" style:parent-style-name="Standard">
      <style:paragraph-properties fo:hyphenation-ladder-count="no-limit"/>
      <style:text-properties fo:language="de" fo:country="DE" fo:font-weight="bold" officeooo:rsid="0066593e" officeooo:paragraph-rsid="0029f017" style:font-weight-asian="bold" style:font-weight-complex="bold" fo:hyphenate="true" fo:hyphenation-remain-char-count="2" fo:hyphenation-push-char-count="2"/>
    </style:style>
    <style:style style:name="P57" style:family="paragraph" style:parent-style-name="Standard">
      <style:text-properties officeooo:paragraph-rsid="0029f017"/>
    </style:style>
    <style:style style:name="P58" style:family="paragraph" style:parent-style-name="Standard">
      <style:text-properties officeooo:rsid="002dad14" officeooo:paragraph-rsid="002dad14"/>
    </style:style>
    <style:style style:name="P59" style:family="paragraph" style:parent-style-name="Standard">
      <style:text-properties fo:font-size="12pt" fo:language="de" fo:country="DE" fo:font-weight="normal" officeooo:rsid="0066593e" officeooo:paragraph-rsid="0029f017" style:font-size-asian="10.5pt" style:font-weight-asian="normal" style:font-size-complex="12pt" style:font-weight-complex="normal"/>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Text_20_body" style:list-style-name="L1"/>
    <style:style style:name="P64" style:family="paragraph" style:parent-style-name="Text_20_body" style:list-style-name="L1">
      <style:paragraph-properties fo:margin-top="0cm" fo:margin-bottom="0cm" loext:contextual-spacing="false"/>
      <style:text-properties officeooo:rsid="00241a86" officeooo:paragraph-rsid="00241a86"/>
    </style:style>
    <style:style style:name="P65" style:family="paragraph" style:parent-style-name="Text_20_body" style:list-style-name="L1">
      <style:paragraph-properties fo:margin-top="0cm" fo:margin-bottom="0cm" loext:contextual-spacing="false"/>
    </style:style>
    <style:style style:name="P66" style:family="paragraph" style:parent-style-name="Text_20_body" style:list-style-name="L1">
      <style:paragraph-properties fo:margin-top="0cm" fo:margin-bottom="0cm" loext:contextual-spacing="false"/>
      <style:text-properties officeooo:paragraph-rsid="00241a86"/>
    </style:style>
    <style:style style:name="P67" style:family="paragraph" style:parent-style-name="Text_20_body" style:list-style-name="L1">
      <style:paragraph-properties fo:margin-top="0cm" fo:margin-bottom="0cm" loext:contextual-spacing="false"/>
      <style:text-properties officeooo:rsid="0028f97c" officeooo:paragraph-rsid="0028f97c"/>
    </style:style>
    <style:style style:name="P68" style:family="paragraph" style:parent-style-name="Heading_20_1">
      <style:paragraph-properties fo:break-before="page"/>
      <style:text-properties officeooo:rsid="0004b0e1" officeooo:paragraph-rsid="0004b0e1"/>
    </style:style>
    <style:style style:name="P69" style:family="paragraph" style:parent-style-name="Heading_20_2">
      <style:paragraph-properties fo:break-before="page"/>
    </style:style>
    <style:style style:name="T1" style:family="text">
      <style:text-properties officeooo:rsid="00077eec"/>
    </style:style>
    <style:style style:name="T2" style:family="text">
      <style:text-properties officeooo:rsid="0009135b"/>
    </style:style>
    <style:style style:name="T3" style:family="text">
      <style:text-properties officeooo:rsid="000a0bb9"/>
    </style:style>
    <style:style style:name="T4" style:family="text">
      <style:text-properties officeooo:rsid="000bd0f2"/>
    </style:style>
    <style:style style:name="T5" style:family="text">
      <style:text-properties officeooo:rsid="000ce8c9"/>
    </style:style>
    <style:style style:name="T6" style:family="text">
      <style:text-properties officeooo:rsid="000eb238"/>
    </style:style>
    <style:style style:name="T7" style:family="text">
      <style:text-properties officeooo:rsid="00115d6f"/>
    </style:style>
    <style:style style:name="T8" style:family="text">
      <style:text-properties officeooo:rsid="0012f0b4"/>
    </style:style>
    <style:style style:name="T9" style:family="text">
      <style:text-properties officeooo:rsid="00185429"/>
    </style:style>
    <style:style style:name="T10" style:family="text">
      <style:text-properties officeooo:rsid="00186248"/>
    </style:style>
    <style:style style:name="T11" style:family="text">
      <style:text-properties officeooo:rsid="001b19bb"/>
    </style:style>
    <style:style style:name="T12" style:family="text">
      <style:text-properties officeooo:rsid="001c7782"/>
    </style:style>
    <style:style style:name="T13" style:family="text">
      <style:text-properties officeooo:rsid="001c96e1"/>
    </style:style>
    <style:style style:name="T14" style:family="text">
      <style:text-properties officeooo:rsid="001f98ab"/>
    </style:style>
    <style:style style:name="T15" style:family="text">
      <style:text-properties officeooo:rsid="0020c067"/>
    </style:style>
    <style:style style:name="T16" style:family="text">
      <style:text-properties officeooo:rsid="00226d86"/>
    </style:style>
    <style:style style:name="T17" style:family="text">
      <style:text-properties officeooo:rsid="00243c77"/>
    </style:style>
    <style:style style:name="T18" style:family="text">
      <style:text-properties officeooo:rsid="0025eddd"/>
    </style:style>
    <style:style style:name="T19" style:family="text">
      <style:text-properties officeooo:rsid="00270837"/>
    </style:style>
    <style:style style:name="T20" style:family="text">
      <style:text-properties officeooo:rsid="0028f97c"/>
    </style:style>
    <style:style style:name="T21" style:family="text">
      <style:text-properties officeooo:rsid="0029dbbd"/>
    </style:style>
    <style:style style:name="T22" style:family="text">
      <style:text-properties officeooo:rsid="0029f017"/>
    </style:style>
    <style:style style:name="T23" style:family="text">
      <style:text-properties officeooo:rsid="0069931d"/>
    </style:style>
    <style:style style:name="T24" style:family="text">
      <style:text-properties fo:font-size="12pt" fo:language="de" fo:country="DE" fo:font-weight="normal" officeooo:rsid="0066593e" style:font-size-asian="10.5pt" style:font-weight-asian="normal" style:font-size-complex="12pt" style:font-weight-complex="normal"/>
    </style:style>
    <style:style style:name="T25" style:family="text">
      <style:text-properties fo:font-size="12pt" fo:language="de" fo:country="DE" fo:font-weight="normal" officeooo:rsid="005a322c" style:font-size-asian="10.5pt" style:font-weight-asian="normal" style:font-size-complex="12pt" style:font-weight-complex="normal"/>
    </style:style>
    <style:style style:name="T26" style:family="text">
      <style:text-properties fo:font-size="12pt" fo:language="de" fo:country="DE" fo:font-weight="normal" officeooo:rsid="0029f017" style:font-size-asian="10.5pt" style:font-weight-asian="normal" style:font-size-complex="12pt" style:font-weight-complex="normal"/>
    </style:style>
    <style:style style:name="T27" style:family="text">
      <style:text-properties fo:font-weight="bold" style:font-weight-asian="bold" style:font-weight-complex="bold"/>
    </style:style>
    <style:style style:name="T28" style:family="text">
      <style:text-properties fo:font-weight="bold" officeooo:rsid="0029f017" style:font-weight-asian="bold" style:font-weight-complex="bold"/>
    </style:style>
    <style:style style:name="T29" style:family="text">
      <style:text-properties officeooo:rsid="002cc772"/>
    </style:style>
    <style:style style:name="T30" style:family="text">
      <style:text-properties officeooo:rsid="002dad14"/>
    </style:style>
    <style:style style:name="T31" style:family="text">
      <style:text-properties officeooo:rsid="00312b2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Friedrich-Alexander-Universität Erlangen-Nürnberg</text:p>
      <text:p text:style-name="P55">Philosophische Fakultät und Fachbereich Theologie</text:p>
      <text:p text:style-name="P55"><text:span text:style-name="T27">Fachbereich:</text:span> <text:span text:style-name="T23">Politische Wissenschaft</text:span></text:p>
      <text:p text:style-name="P55"><text:span text:style-name="T28">Hauptseminar:</text:span><text:span text:style-name="T22"> Grenz- und Flüchtlingspolitik zwischen „EU-Türkei-Deal“ und Militäroperation „Sophia“ - Extraterritorialisierung von Grenzen und Schutzverantwortung?, Wintersemester 2016/2017</text:span></text:p>
      <text:p text:style-name="P55"><text:span text:style-name="T27">Dozent</text:span><text:span text:style-name="T28">in</text:span><text:span text:style-name="T27">:</text:span> <text:span text:style-name="T22">Prof. Dr. Petra Bendel</text:span></text:p>
      <text:p text:style-name="P55"/>
      <text:p text:style-name="P55"/>
      <text:p text:style-name="P55"/>
      <text:p text:style-name="P55"/>
      <text:p text:style-name="P55"/>
      <text:p text:style-name="P55"/>
      <text:p text:style-name="P55"/>
      <text:table-of-content text:style-name="Sect1" text:protected="true" text:name="Table of Contents1">
        <text:table-of-content-source text:outline-level="10">
          <text:index-title-template text:style-name="Contents_20_Heading">Die Forderungen Geduldeter im zwischen Menschenrechten und Staatlichen Interesse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ie Forderungen Geduldeter im zwischen Menschenrechten und Staatlichen Interessen</text:p>
          </text:index-title>
          <text:p text:style-name="P60"><text:a xlink:type="simple" xlink:href="#__RefHeading___Toc261_1726971647" text:style-name="Index_20_Link" text:visited-style-name="Index_20_Link">1. Geduldete, Geflüchtete, Anerkannte<text:tab/>2</text:a></text:p>
          <text:p text:style-name="P60"><text:a xlink:type="simple" xlink:href="#__RefHeading___Toc263_1726971647" text:style-name="Index_20_Link" text:visited-style-name="Index_20_Link">2. Internationales Recht auf Seiten der Geflüchteten<text:tab/>3</text:a></text:p>
          <text:p text:style-name="P62"><text:a xlink:type="simple" xlink:href="#__RefHeading___Toc265_1726971647" text:style-name="Index_20_Link" text:visited-style-name="Index_20_Link">2.1 Non-Refoulment<text:tab/>4</text:a></text:p>
          <text:p text:style-name="P62"><text:a xlink:type="simple" xlink:href="#__RefHeading___Toc267_1726971647" text:style-name="Index_20_Link" text:visited-style-name="Index_20_Link">2.2 Menschenrechte<text:tab/>5</text:a></text:p>
          <text:p text:style-name="P62"><text:a xlink:type="simple" xlink:href="#__RefHeading___Toc269_1726971647" text:style-name="Index_20_Link" text:visited-style-name="Index_20_Link">2.3 Staatliche Umsetzung<text:tab/>5</text:a></text:p>
          <text:p text:style-name="P60"><text:a xlink:type="simple" xlink:href="#__RefHeading___Toc315_1601415630" text:style-name="Index_20_Link" text:visited-style-name="Index_20_Link">3. Forderungen der Geduldeten in Nürnberg<text:tab/>6</text:a></text:p>
          <text:p text:style-name="P60"><text:a xlink:type="simple" xlink:href="#__RefHeading___Toc317_1601415630" text:style-name="Index_20_Link" text:visited-style-name="Index_20_Link">4. Vorbehalt der nationalen Souveränität<text:tab/>7</text:a></text:p>
          <text:p text:style-name="P62"><text:a xlink:type="simple" xlink:href="#__RefHeading___Toc2788_1601415630" text:style-name="Index_20_Link" text:visited-style-name="Index_20_Link">Literaturverzeichnis<text:tab/>10</text:a></text:p>
          <text:p text:style-name="P61"><text:a xlink:type="simple" xlink:href="#__RefHeading___Toc2790_1601415630" text:style-name="Index_20_Link" text:visited-style-name="Index_20_Link">Literatur<text:tab/>10</text:a></text:p>
          <text:p text:style-name="P61"><text:a xlink:type="simple" xlink:href="#__RefHeading___Toc2792_1601415630" text:style-name="Index_20_Link" text:visited-style-name="Index_20_Link">Internetquellen<text:tab/>10</text:a></text:p>
        </text:index-body>
      </text:table-of-content>
      <text:p text:style-name="P55"/>
      <text:p text:style-name="P53"/>
      <text:p text:style-name="P52"/>
      <text:p text:style-name="P58">Der Essay ist im generischen Femininum geschrieben. Männer sind natürlich jeweils mitgemeint.</text:p>
      <text:p text:style-name="P51"/>
      <text:p text:style-name="P51"/>
      <text:p text:style-name="P51"/>
      <text:p text:style-name="P51"/>
      <text:p text:style-name="P51"/>
      <text:p text:style-name="P51"/>
      <text:p text:style-name="P51"/>
      <text:p text:style-name="P51"/>
      <text:p text:style-name="P54"/>
      <text:p text:style-name="P54"/>
      <text:p text:style-name="P54"/>
      <text:p text:style-name="P54"/>
      <text:p text:style-name="P54">Emil Lefherz</text:p>
      <text:p text:style-name="P54">Rennweg 31</text:p>
      <text:p text:style-name="P54">90489 Nürnberg</text:p>
      <text:p text:style-name="P59"/>
      <text:p text:style-name="P57"><text:span text:style-name="T24">Zwei-Fach-Bachelor Philosophie (</text:span><text:span text:style-name="T26">7</text:span><text:span text:style-name="T24">. FS) und Politische Wissenschaft (</text:span><text:span text:style-name="T26">5</text:span><text:span text:style-name="T24">. FS</text:span><text:span text:style-name="T25">)</text:span></text:p>
      <text:h text:style-name="P68" text:outline-level="1"><text:bookmark-start text:name="__RefHeading___Toc261_1726971647"/>1. Geduldete, Geflüchtete, Anerkannte<text:bookmark-end text:name="__RefHeading___Toc261_1726971647"/></text:h>
      <text:p text:style-name="P2"/>
      <text:p text:style-name="P5">Wenn man über die Rechte von Geflüchteten sprechen will, ist es erst einmal wichtig, zu klären, wer überhaupt als Flüchtling zählt und wer nicht. <text:span text:style-name="T1">Die Begriffe, wie sie im politischen Diskurs verwendet werden, kollidieren mit den juristischen Begriffen. Außerdem hat fast jede Autorin ihre eigene Verwendung dieser Begriffe, also werde auch ich mir eine aussuchen.</text:span></text:p>
      <text:p text:style-name="P6">Geflüchtete sind von nun an alle Menschen, die freiwillig „ihr“ Land verlassen, um sich an einem anderen Ort niederzulassen.<text:note text:id="ftn1" text:note-class="footnote"><text:note-citation>1</text:note-citation><text:note-body><text:p text:style-name="P36">Lehmann (2011) stellt diese Definition auf Seite 737 auf. Sein Begriff ist der des ‚migrants‘, den ich mit ‚Geflüchtete‘ übersetze. Er unterscheidet weiter zwischen irregular und regular migrants, je nachdem auf welchem Wege sie das Land betreten haben. Für meine Arbeit ist dieser Unterschied nicht relevant.</text:p></text:note-body></text:note></text:p>
      <text:p text:style-name="P6">Geflüchtete, die aus Angst vor individueller Verfolgung fliehen, <text:span text:style-name="T2">und sich nicht in den „Schutz“ eines Staates begeben wollen, in dem sie Bürgerinnen sind</text:span>, werden dann Flüchtlinge oder anerkannte Flüchtlinge genannt, wenn ein Staat sich in einem Asylverfahren dazu entschieden hat, ihrer Geschichte glauben zu schenken und ihren Flüchtlingsstatus anzuerkennen. Ihre Rechte und ihr Status werden von der Genfer Flüchtlingskonvention von 1951 geregelt.</text:p>
      <text:p text:style-name="P6">Geduldete Geflüchtete sind wiederum Geflüchtete, die aus einem Land abgeschoben werden sollen <text:span text:style-name="T3">oder ausreisen sollen</text:span>, das aber aus juristischen oder technischen Gründen nicht möglich ist. <text:span text:style-name="T2">Nach deutschem Recht ist eine Duldung kein Aufenthaltstitel, macht einen Aufenthalt aber straffrei (§60a AufenthG).</text:span></text:p>
      <text:p text:style-name="P7">Die Rechte der Geflüchteten, deren Status nicht von der Genfer Flüchtlingskonvention geregelt wird, werden von nationalem Recht bestimmt. <text:span text:style-name="T3">Aber auch der Schutz anerkannter Flüchtlinge besteht nur, soweit er in juristisch gültigen Verträgen oder nationalen Gesetzen umgesetzt ist. </text:span>In meinem Beispiel wird es ausschließlich um Deutschland gehen, <text:span text:style-name="T3">aber Geflüchteten-Recht ist überall zwischen den verschiedenen Institutionen aufgespannt und abhängig von den Interessen einiger Akteure.</text:span></text:p>
      <text:p text:style-name="P8">Der Zugang nach Europa, und wer dort bleiben kann, ist ein Sonderfall an undurchsichtigen und unterschiedlichen nationalen Gesetzen, zusätzlichen Regelungen und Absprachen der Staaten untereinander, internationaler Verpflichtungen und extraterritorialisierten Handlungsspielräumen, über die europäische Staaten ihre Verantwortung gegenüber den Prinzipien der Genfer Flüchtlingskonvention umgehen. <text:span text:style-name="T4">An all diesen Eckpunkten ist ein intransparentes Netz aus juristisch relevanten Regelungen aufgespannt, das vor allem den Effekt hat, dass es für Geflüchtete sehr schwer ist, für ihre Rechte zu kämpfen, geschweige denn sie vollständig zu verstehen.</text:span></text:p>
      <text:p text:style-name="P9"><text:soft-page-break/>Eine Gruppe an Geflüchteten hat bei all diesen Regelungen, die Zugang und vor allem Bleibe Geflüchteter in Europa regeln, an einer besonders prekären Situation zu leiden: die Geduldeten. Ohne dass ihnen die Gründe für ihre Flucht vom Staat anerkannt werden, haben sie nur wenige Rechte auf ein normales Leben – selbst das Recht, sich dort aufzuhalten, wo sie teilweise seit Jahren leben, ist ihnen verwehrt, und sie sind ständig von der Abschiebung bedroht. Ihre gesamten Rechte spielen sich in diesem undurchsichtigen Netz ab, was bedeutet, dass die wenigen Grundpfeiler, die ihre tagtägliche Subsistenz aufrechterhalten, <text:span text:style-name="T5">für sie nur schwer nachvollziehbar und kaum einforderbar sind.</text:span></text:p>
      <text:p text:style-name="P9">Ein menschenwürdiges Leben <text:span text:style-name="T5">oder gar politischer Kampf für eine verlässliche Lebensgrundlage</text:span> ist in dieser prekären Lage fast unmöglich.</text:p>
      <text:p text:style-name="P10">Von allen ‚irregular migrants‘ (hier: Geflüchteten), deren Rechte Lehmann beschreibt, leben Geduldete in beispielloser Abhängigkeit von einem Staat, der sie nicht will. Nationalstaaten und ihre Grenzen stehen selbstverständlich allen Geflüchteten im Weg. Geflüchtete, die beim Überqueren der Grenze versuchen, einen Asylantrag zu stellen, sind jedoch <text:span text:style-name="T6">zumindest vom internationalen Recht gewollt, und ihre Interessen werden von der mächtigen Genfer Flüchtlingskonvention geschützt – die Interessen der Geduldeten wurden noch nie derart zur Sprache gebracht.</text:span></text:p>
      <text:p text:style-name="P11">Darum will ich mich in meinem Essay neben den Rechten von Geflüchteten <text:span text:style-name="T22">beim Zugang zu und Aufenthalt in Europa</text:span> vor allem mit den Forderungen von Protesten Geduldeter auseinandersetzen, und wie weit sie von internationalem Recht gedeckt sind.</text:p>
      <text:p text:style-name="P11"/>
      <text:h text:style-name="Heading_20_1" text:outline-level="1"><text:bookmark-start text:name="__RefHeading___Toc263_1726971647"/>2. Internationales Recht auf Seiten der <text:span text:style-name="T6">Geflüchteten</text:span><text:bookmark-end text:name="__RefHeading___Toc263_1726971647"/></text:h>
      <text:p text:style-name="P3"/>
      <text:p text:style-name="P12">Nationales Recht wird in einer Demokratie immer von genau einer Gruppe Menschen gemacht: Bürgerinnen. (Nur) Leute, die wählen und sich wählen lassen können, legen die Bestimmungen fest, nach denen sie zusammenleben müssen. <text:span text:style-name="T7">Selbstverständlich liegt es nur bedingt in ihrem Interesse, nicht-Bürgerinnen Rechte zu gewähren.</text:span></text:p>
      <text:p text:style-name="P13">Die Rechte von Geflüchteten sind deswegen immer hauptsächlich von internationalem Recht vorangetrieben worden: <text:span text:style-name="T8">die Menschenrechte, die im Gegensatz zu Bürgerinnenrechten eben nicht nur für Bürgerinnen gelten und sowohl in der EU (über die ECHR) als auch in Deutschland (über das GG) juristisch implementiert wurden, die Genfer Flüchtlingskonventionen, die sich konkret mit Status und Rechten von anerkannten Flüchtlingen befasst, und einige andere Verträge, die Lehmann unter ‚complementary protection‘ zusammenfasst</text:span><text:span text:style-name="T8"><text:note text:id="ftn2" text:note-class="footnote"><text:note-citation>2</text:note-citation><text:note-body><text:p text:style-name="P37">Lehmann (2011): S. 750ff</text:p></text:note-body></text:note></text:span><text:span text:style-name="T8">.</text:span></text:p>
      <text:p text:style-name="P14"><text:soft-page-break/>Dieses Recht muss immer noch von den nationalen Gewaltmonopolen ausgeführt werden. In Rechtsstaaten kann man davon ausgehen, dass das auch geschieht. In internationalen Gewässern jedoch...</text:p>
      <text:h text:style-name="Heading_20_2" text:outline-level="2"><text:bookmark-start text:name="__RefHeading___Toc265_1726971647"/>2.1 Non-Refoulment<text:bookmark-end text:name="__RefHeading___Toc265_1726971647"/></text:h>
      <text:p text:style-name="P11"/>
      <text:p text:style-name="P15">Das Non-Refoulment-Prinzip beruht auf Artikel 33<text:span text:style-name="T9">(1) der Genfer Flüchtlingskonventionen. Es besagt, dass kein Staat, der die Genfer Flüchtlingskonventionen ratifiziert hat, einen anerkannten Flüchtling in ein Territorium abschieben darf, wo sein Leben und seine Freiheit wegen Verfolgung bezüglich Ethnie, Religion, Nationalität, politische Meinung oder Zugehörigkeit zu einer sozialen Gruppe gefährdet sind.</text:span><text:span text:style-name="T9"><text:note text:id="ftn3" text:note-class="footnote"><text:note-citation>3</text:note-citation><text:note-body><text:p text:style-name="P38">Rubio-Marin (2014), S. 29</text:p></text:note-body></text:note></text:span></text:p>
      <text:p text:style-name="P17">Das französische Wort ‚refouler‘ hat hier eine vielfältige Bedeutung – es schließt mit ein, dass anerkannte Flüchtlinge an der Grenze in das Land hineingelassen werden müssen, nicht abgewiesen werden dürfen.<text:note text:id="ftn4" text:note-class="footnote"><text:note-citation>4</text:note-citation><text:note-body><text:p text:style-name="P38">Gammelhoft-Hansen (2013), S. 56</text:p></text:note-body></text:note></text:p>
      <text:p text:style-name="P17"><text:span text:style-name="T13">Das darf nicht mit einem Recht auf Asyl verwechselt werden. Das Recht auf Asyl haben nur Staaten, keine Einzelpersonen – das Recht auf Non-Refoulment macht viel mehr die Überquerung der Grenze und den Aufenthalt in dem Land straffrei. Das Recht auf Asyl kann der Staat dann von sich aus auch gewähren, es ist aber davon zu unterscheiden.</text:span><text:span text:style-name="T13"><text:note text:id="ftn5" text:note-class="footnote"><text:note-citation>5</text:note-citation><text:note-body><text:p text:style-name="P40">Rubio-Marin (2014), S. 31</text:p></text:note-body></text:note></text:span></text:p>
      <text:p text:style-name="P16">Es ist nun aber ein Ding der Unmöglichkeit, bereits als Flüchtling anerkannt zu sein, wenn man den Staat, der einen anerkennen müsste, noch nicht einmal betreten hat – das Recht auf Non-Refoulment gilt deswegen auch für Asylsuchende, Geflüchtete, <text:span text:style-name="T10">deren Anerkennungsprozess zum Flüchtling noch nicht abgeschlossen ist; und es reicht dabei, den Antrag darauf erst an der Grenze zu stellen, beziehungsweise zum Ausdruck zu bringen, dass man ihn stellen möchte.</text:span></text:p>
      <text:p text:style-name="P18">Geduldete und andere abgelehnte Geflüchtete fallen nicht unter diese Definition – da der Staat ihren Verfolgungshintergrund und damit ihren Flüchtlingsstatus nicht anerkennt, haben sie auch kein Recht darauf, nicht in ihr Herkunftsland zurückgeschickt zu werden. Sie können jedoch gegen die Ablehnung Rechtsmittel einlegen. Das Prinzip auf Non-Refoulment sorgt dann zumindest in der Auslegung des ECtHR dafür, dass die Abschiebung entsprechend nach hinten verschoben wird, da es bei der Verhandlungssache um die kritischen Grundrechte des Recht auf Lebens und des Verbots von Folter geht.</text:p>
      <text:p text:style-name="P18"/>
      <text:h text:style-name="Heading_20_2" text:outline-level="2"><text:bookmark-start text:name="__RefHeading___Toc267_1726971647"/><text:soft-page-break/>2.2 Menschenrechte<text:bookmark-end text:name="__RefHeading___Toc267_1726971647"/></text:h>
      <text:p text:style-name="P4"/>
      <text:p text:style-name="P19">Einige Menschenrechte gelten nämlich für alle Geflüchteten, soweit sie in nationales Recht implementiert sind. Die <text:span text:style-name="T22">ECHR</text:span>, deren Einhaltung vom ECtHR reguliert wird, <text:span text:style-name="T11">trifft auf alle Geflüchteten zu, auch ohne dass sie die engen Kriterien für „legitime“ Flucht erfüllen müssen.</text:span></text:p>
      <text:p text:style-name="P34">Zugang zu Essen, Wasser und medizinische Versorgung ist ein selbstverständliches Menschenrecht, das auch Geflüchtete genießen. <text:span text:style-name="T12">Aber auch </text:span>das Verbot von unmenschlicher und entwürdigender Behandlung und Folter, sowie einer Ausweisung in ein Land, in <text:span text:style-name="T12">dem </text:span>die Geflüchtete<text:span text:style-name="T12">n damit rechnen müssten</text:span>. <text:span text:style-name="T12">Das Prinzip des Non-Refoulment ist somit bereits in den Menschenrechten impliziert, jedoch später in den Genfer Flüchtlingskonventionen spezifisch ausgearbeitet worden. Das hat den Vorteil, dass die allgemeinen Menschenrechte laut Flüchtlingsanwältinnen oft „strong in principle but weak in delivery“ sind, sowie nicht spezifisch auf die Bedürfnisse von Flüchtlingen passen.</text:span><text:span text:style-name="T12"><text:note text:id="ftn6" text:note-class="footnote"><text:note-citation>6</text:note-citation><text:note-body><text:p text:style-name="P39"><text:span text:style-name="T29">ebenda</text:span>, S. 21</text:p></text:note-body></text:note></text:span><text:span text:style-name="T12"> Für Geflüchtete, die von der Abschiebung bedroht sind, spielt es deswegen eine Rolle, dass sie oft auch nicht einfach so in Länder abgeschoben werden dürfen, die nicht sicher für sie sind, auch wenn sie dennoch keine Aufenthaltserlaubnis erhalten. In Deutschland erhalten sie stattdessen oft die Duldung.</text:span></text:p>
      <text:p text:style-name="P35">Ebenfalls ein Grund dafür, nicht abgeschoben zu werden, ist das Menschenrecht auf Familienleben, dass in den ECHR implementiert ist.<text:note text:id="ftn7" text:note-class="footnote"><text:note-citation>7</text:note-citation><text:note-body><text:p text:style-name="P50">Lehmann (2011), S. 757f</text:p></text:note-body></text:note></text:p>
      <text:p text:style-name="P20">Das Recht auf einen fairen Prozess ist interessanterweise nur bedingt für Geflüchtete gültig. Es lässt sich nach einer Entscheidung des ECtHR zum Beispiel nicht auf Asylfälle anwenden: „decisions regarding entry, stay and deportation of aliens do not concern the determination of an applicant’s civil rights or obligations or of a criminal charge against him”<text:note text:id="ftn8" text:note-class="footnote"><text:note-citation>8</text:note-citation><text:note-body><text:p text:style-name="P46">Maaouia v. France, ECHR, Application No. 39652/98, Judgment of 5 October 2000, para. 40.</text:p></text:note-body></text:note>. Bei einem Asylverfahren, einer der gravierendsten staatlichen Entscheidungen im Leben eine<text:span text:style-name="T14">r</text:span> Geflüchteten, hat diese keinen Anspruch auf ein faires Verfahren.<text:note text:id="ftn9" text:note-class="footnote"><text:note-citation>9</text:note-citation><text:note-body><text:p text:style-name="P40">Lehmann (2011), S. 745</text:p></text:note-body></text:note></text:p>
      <text:p text:style-name="P20"/>
      <text:h text:style-name="Heading_20_2" text:outline-level="2"><text:bookmark-start text:name="__RefHeading___Toc269_1726971647"/>2.3 Staatliche Umsetzung<text:bookmark-end text:name="__RefHeading___Toc269_1726971647"/></text:h>
      <text:p text:style-name="P11"/>
      <text:p text:style-name="P21">Das größte Hindernis für die Autonomie von Geflüchteten ist immer der Staat und seine Grenzen. Wo ihnen die internationale Gemeinschaft das Recht auf Non-Refoulment gewährt, will sie die <text:soft-page-break/>nationale Souveränität der Staaten nicht beschneiden, sodass Staaten für die Umsetzung des Prinzips verantwortlich sind, aber auch die Definitionsmacht über den Status der Geflüchteten besitzen.</text:p>
      <text:p text:style-name="P21">Staaten unterliegen in dem zwar dem internationalen Recht, haben aber einige Spielräume, die es verwässern. Extraterritorialisierung von Grenzkontrollen ist etwa eine dieser Maßnahmen: <text:span text:style-name="T14">wenn Geflüchtete an den eigenen Grenzen zugelassen werden müssen, da sie dort dann einen Asylantrag stellen können, muss man sie eben bereits vorher abfangen und zurückschicken. Diese Praxis unterhöhlt das Recht auf Non-Refoulment und macht die Genfer Flüchtlingskonventionen damit absurd</text:span><text:span text:style-name="T14"><text:note text:id="ftn10" text:note-class="footnote"><text:note-citation>10</text:note-citation><text:note-body><text:p text:style-name="P41">Den Hertog (2013), S. 207ff</text:p></text:note-body></text:note></text:span><text:span text:style-name="T14"> – es ist nun einem Geflüchteten fast unmöglich, bei einem Staat um Asyl zu ersuchen, ohne vorher dessen Widerstand zu unterlaufen.</text:span></text:p>
      <text:p text:style-name="P30">Auch das Prinzip, dass die Genfer <text:span text:style-name="T31">Flüchtlingsk</text:span>onventionen die Definitionsmacht darüber, wer Flüchtling ist und das Recht auf Non-Refoulment verdient hat, und wer nicht, den einzelnen Nationalstaaten überlassen hat, verschiebt das Kräftegleichgewicht zuungunsten der Geflüchteten. Ihre Menschenrechte durchzusetzen wird für sie mit jedem Schritt, den ein Staat macht, schwieriger.</text:p>
      <text:p text:style-name="P22"/>
      <text:h text:style-name="Heading_20_1" text:outline-level="1"><text:bookmark-start text:name="__RefHeading___Toc315_1601415630"/>3. Forderungen der Geduldeten in Nürnberg<text:bookmark-end text:name="__RefHeading___Toc315_1601415630"/></text:h>
      <text:p text:style-name="P11"/>
      <text:p text:style-name="P24">In den Jahren 2012 bis 2015 gab es jeden Sommer ein Protestcamp am Hallplatz in Nürnberg – Geduldete Geflüchtete protestierten dort, um mittels Demonstrationen, physischer Präsenz und trockenen Hungerstreik bessere Lebensbedingungen und gewisse Freiheiten durchzusetzen.</text:p>
      <text:p text:style-name="P24">Ihre Forderungen lauteten: </text:p>
      <text:list xml:id="list2161349084261962687" text:style-name="L1">
        <text:list-item>
          <text:p text:style-name="P64">„Wir fordern den Stopp von Abschiebungen in die Herkunftsländer, die die Flüchtlinge an ihre Folterer und Mörder ausliefert. </text:p>
        </text:list-item>
        <text:list-item>
          <text:p text:style-name="P66">Wir fordern die Abschaffung der Residenzpflicht, die wie ein unsichtbarer Käfig die Menschen in ihrer Bewegungsfreiheit einschränkt. </text:p>
        </text:list-item>
        <text:list-item>
          <text:p text:style-name="P65">Wir fordern eine Abschaffung der Flüchtlingsheime, in denen die Flüchtlinge wie unter Quarantäne gestellt, vom gesellschaftlichen Geschehen isoliert werden. </text:p>
        </text:list-item>
        <text:list-item>
          <text:p text:style-name="P67">[...]</text:p>
        </text:list-item>
        <text:list-item>
          <text:p text:style-name="P65">Wir fordern die Abschaffung der Essenspa<text:span text:style-name="T20">c</text:span>kete<text:span text:style-name="T20">[sic]</text:span>. </text:p>
        </text:list-item>
        <text:list-item>
          <text:p text:style-name="P63">Wir fordern die Abschaffung des Arbeitsverbotes.“<text:note text:id="ftn11" text:note-class="footnote"><text:note-citation>11</text:note-citation><text:note-body><text:p text:style-name="P42"><text:span text:style-name="T30">Geflüchtete (2012),</text:span> unter https://strikenuernberg.wordpress.com/about/</text:p></text:note-body></text:note></text:p>
        </text:list-item>
      </text:list>
      <text:p text:style-name="P26">Mich interessiert dabei, wie weit diese Forderungen <text:span text:style-name="T18">einfach nur eine Umsetzung der UN-Charta der Menschenrechte wären, und inwieweit sie sogar der juristisch implementierten Version in Form der ECHR entsprechen.</text:span></text:p>
      <text:p text:style-name="P27"><text:soft-page-break/>Der Abschiebungsstopp in die Herkunftsländer ist durch die ECHR eigentlich abgedeckt. Der ECtHR<text:span text:style-name="T6"> </text:span>ist der Meinung, dass die <text:span text:style-name="T19">Absolutheit des Artikel 3 der ECHR es erfordert, Ansprüche der Geflüchteten erneut zu prüfen, obwohl sie eigentlich keinen Anspruch auf einen fairen Prozess hat</text:span><text:span text:style-name="T19"><text:note text:id="ftn12" text:note-class="footnote"><text:note-citation>12</text:note-citation><text:note-body><text:p text:style-name="P43">Lehmann (2011), S. 745f</text:p></text:note-body></text:note></text:span><text:span text:style-name="T19">. In der Praxis sieht es jedoch düster aus. Selbst in Länder wie Afghanistan wird abgeschoben, mitunter greift die Bundesregierung sogar auf Aussagen von Taliban zurück, um die ‚Sicherheit‘ Afghanistans zu belegen</text:span><text:span text:style-name="T19"><text:note text:id="ftn13" text:note-class="footnote"><text:note-citation>13</text:note-citation><text:note-body><text:p text:style-name="P43"><text:span text:style-name="T30">Schulze (2016), unter</text:span> https://www.taz.de/!5292961/</text:p></text:note-body></text:note></text:span><text:span text:style-name="T19">. Die Notwendigkeit, Leben und Unversehrtheit der Geflüchteten zu schützen, wenn ihr anderswo Folter und Mord droht, macht so etwas eigentlich illegal, wenn man nicht einfach Afghanistan zu einem sicheren Herkunftsland macht.</text:span></text:p>
      <text:p text:style-name="P28">Die Residenzpflicht und der Heimzwang sind <text:span text:style-name="T20">mit </text:span>Artikel 13 der Menschenrechte<text:note text:id="ftn14" text:note-class="footnote"><text:note-citation>14</text:note-citation><text:note-body><text:p text:style-name="P48">Allgemeine Erklärung der Menschenrechte, UN Doc. GA/RES 217 A (III) (10.12.1948)</text:p></text:note-body></text:note> (Recht auf Freizügigkeit) nicht <text:span text:style-name="T20">konform. N</text:span>ach <text:span text:style-name="T20">den </text:span>ECHR <text:span text:style-name="T20">sind sie aber </text:span>legal, der Artikel 13 der Menschenrechte ist in den Konventionen nicht implementiert. Man könnte aus Art. 5 ECHR ein solches Recht herauslesen, 5(f) schränkt das Recht auf Freiheit und Sicherheit für Ausreisepflichtige allerdings ein.</text:p>
      <text:p text:style-name="P29">Die Essenspakete finden in den Menschenrechten keine Beachtung, nur dass überhaupt genug Nahrung vorhanden sein muss, ist dadurch gewährleistet, dass der Staat das Recht auf Leben der zu ihm Geflüchteten schützen muss. Die Forderung nach Taschengeld statt Essenspaketen kommt aber allen Parteien entgegen; Geflüchtete können auf ihre individuellen Unverträglichkeiten Rücksicht nehmen und der Staat spart sich bürokratischen Aufwand, den er zur Bearbeitung von Asylanträgen nutzen kann, und überlässt die Verpflegung der Geflüchteten dem freien Markt.</text:p>
      <text:p text:style-name="P29">Das Arbeitsverbot wiederum ist nur nach der UN-Charta der Menschenrechte illegal, das Recht auf Arbeit wurde in den ECHR nie implementiert. Aber auch eine generelle Arbeitserlaubnis läge eigentlich im Interesse aller beteiligten Parteien.</text:p>
      <text:p text:style-name="P30">Man sieht, perfekt passen die Menschenrechte nicht auf die Situation der Geduldeten, erst Recht nicht in Form der ECHR, die an mehreren Stellen Ausreisepflichtige extra aus den allgemeinen Rechten herausnimmt. Der Satz „strong in principle, weak in delivery“ über die Menschenrechte passt auch im Hinblick auf die Forderungen der protestierenden Geduldeten sehr gut. Menschenrechte wurden auch in diesem Fall nur so weit in geltendes Recht implementiert, wie es den Interessen des Staates nicht widerspricht.</text:p>
      <text:p text:style-name="P30"/>
      <text:h text:style-name="Heading_20_1" text:outline-level="1"><text:bookmark-start text:name="__RefHeading___Toc317_1601415630"/>4. Vorbehalt der nationalen Souveränität<text:bookmark-end text:name="__RefHeading___Toc317_1601415630"/></text:h>
      <text:p text:style-name="P27"/>
      <text:p text:style-name="P30"><text:soft-page-break/>Die Genfer Flüchtlingskonventionen wurden 1951 mit dem Grundsatz gefasst, die nationale Souveränität nicht infrage zu stellen, und dennoch den Schutz für (anerkannte) Flüchtlinge zu gewährleisten. Staatenrechte werden ganz klar über Menschenrechte gestellt, auch mit dem Zug, das Menschenrecht auf Asyl nicht in den Konventionen festzuschreiben, sondern es als Staatenrecht zu verstehen.</text:p>
      <text:p text:style-name="P30">Der internationale Ansatz, durch eine externe Artikulation von Flüchtlingsinteressen deren Rechte zu schützen, scheitert daran, dass die Umsetzung komplett in staatlicher Hand bleibt. Gewaltenteilung ist deswegen ein so erfolgreiches Konzept, weil die Einzelne nicht mehr einfach nur einem übermächtigen Allgemeininteresse gegenübersteht, sondern innerhalb des Staates selbst verschiedene Institutionen verschiedene Interessen haben. Beim Asylverfahren ist diese Interessenteilung nicht gegeben – die Behörden, die über Refoulment urteilen, gehören nicht zur Judikative. Selbst dann noch repräsentiert allerdings die Judikative als nationales Organ nur die Bürgerinnen eines Staates; Unabhängigkeit wäre erst gewährleistet, wenn die Asylverfahren von einer unabhängigen, internationalen Institution durchgeführt werden würden.</text:p>
      <text:p text:style-name="P31"><text:span text:style-name="T21">D</text:span>as Konzept <text:span text:style-name="T21">ist </text:span>zumindest zu hinterfragen, dass der Staat dazu ermächtigt ist, <text:span text:style-name="T15">den </text:span>Status <text:span text:style-name="T15">von Geflüchteten </text:span>zu definieren, <text:span text:style-name="T15">obwohl es nicht in </text:span>dessen Interesse liegt, dass <text:span text:style-name="T15">sie</text:span> Zutritt und Bleiberecht in ihm erlangen. <text:span text:style-name="T16">Und ob diese Entscheidung einen besseren Einblick in die Rechtmäßigkeit der Fluchtgründe einer Geflüchteten bietet, gerade wenn ihr kein Recht auf einen fairen Prozess nach den ECHR zusteht.</text:span></text:p>
      <text:p text:style-name="P32">Der Staat ist dabei nur eine subjektive Autorität neben vielen anderen subjektiven Perspektiven, der sich als zur objektiven Erkenntnis fähig aufspielt und auf dieser Grundlage über den Schutz von Menschen entscheidet, die woanders mit dem Tod bedroht sind. Dass er bei diesen Entscheidungen Fehler macht, selbst wenn er den Anspruch an sich hat, die Wahrheit in jedem Fall zu erkennen, ist zu erwarten. Die protestierenden Geduldeten aus Nürnberg berichten beispielsweise, wie auch sie unter Verfolgung <text:span text:style-name="T16">litten</text:span><text:note text:id="ftn15" text:note-class="footnote"><text:note-citation>15</text:note-citation><text:note-body><text:p text:style-name="P44"><text:span text:style-name="T30">Geflüchtete (2102), </text:span>unter https://strikenuernberg.wordpress.com/material/</text:p></text:note-body></text:note>; wenn ihre Geschichte nur zum Zwecke besserer Chancen beim Asylverfahren gedient hätte, würden sie sie nicht bis heute aufrecht erhalten.</text:p>
      <text:p text:style-name="P33">Marginalisierten wird in einem Rechtsstaat, das immer den Anspruch einer objektiven Entscheidung hat, die Definitionsmacht deswegen nicht gegeben, weil sie sonst ja alles behaupten könnten – und damit die Objektivität an sich gefährden würden. Das und der Angst vor Mündigkeitsverlust sind die einzigen Gründe, die uns davon abhalten, traumatisierten Geflüchteten die Geschichten über ihre radikale Entscheidung zur Flucht einfach zu glauben, und sie nach bestem Vermögen zu unterstützen.</text:p>
      <text:p text:style-name="P25"><text:soft-page-break/>Die Glaubwürdigkeit eines Staates, der Afghanistan zum sicheren Herkunftsland erklären will<text:note text:id="ftn16" text:note-class="footnote"><text:note-citation>16</text:note-citation><text:note-body><text:p text:style-name="P48">Monitor (2016), unter https://www1.wdr.de/daserste/monitor/videos/video-afghanistans-sichere-gebiete---das-zynische-spiel-der-bundesregierung-100.html</text:p></text:note-body></text:note>, <text:span text:style-name="T17">ist zumindest stark beschädigt. Er scheint gar nicht an einer Prüfung des Asylanspruchs von Geflüchteten interessiert zu sein, wenn er so bereitwillig aus nationalen Interessen Fakten ignoriert. Dass die Genfer Flüchtlingskonventionen eben diesen Staaten die Definitionsmacht über den Status von Geflüchteten gegeben hat, statt eine unabhängige Institution einzurichten, die solche Fälle beurteilen soll, war eine Fehlentscheidung.</text:span></text:p>
      <text:p text:style-name="P23">Außer der Autorität des Staates gibt es keinen Grund, warum man glauben sollte, die Entscheidung, ob eine Geflüchtete in ihrem Heimatland verfolgt wird oder nicht, sollte bei einer deutschen Beamten liegen als bei der tatsächlich betroffenen. Im Umfeld eines solchen Prozesses wird die Frage nach der Wahrheit zu einer Machtfrage, eine, die ein Leben massiver Bedrohung aussetzen kann. Ob der Staat die Objektivität besitzen kann, die man sich anmaßen müsste, um eine derart gravierende Entscheidung zu treffen, wage ich zu bezweifeln.</text:p>
      <text:h text:style-name="P69" text:outline-level="2"><text:bookmark-start text:name="__RefHeading___Toc2788_1601415630"/>Literaturverzeichnis<text:bookmark-end text:name="__RefHeading___Toc2788_1601415630"/></text:h>
      <text:h text:style-name="Heading_20_3" text:outline-level="3"><text:bookmark-start text:name="__RefHeading___Toc2790_1601415630"/>Literatur<text:bookmark-end text:name="__RefHeading___Toc2790_1601415630"/></text:h>
      <text:p text:style-name="Footnote"/>
      <text:p text:style-name="P48">Allgemeine Erklärung der Menschenrechte, UN Doc. GA/RES 217 A (III) (10.12.1948)</text:p>
      <text:p text:style-name="Footnote"/>
      <text:p text:style-name="P46">Den Hertog, Leonhard 2013: Fundamental Rights and the Extraterritorialization of EU Border Policy: A Contradition in Terms?, in: Bigo, Didier/Build, Elspeth/Carrera, Sergio (Hrsg.): Foreigners, Refugees or Minorities? Rethinking People in the Context of Border Controls and Visas, Surry/Burlington, 207-226.</text:p>
      <text:p text:style-name="Footnote"/>
      <text:p text:style-name="P46">Gammeltoft-Hansen, Thomas 2013: Access to Asylum. International Refugee Law and the Globalisation of Migration Control, Cambridge Studies in International and Comparative Law.</text:p>
      <text:p text:style-name="Footnote"/>
      <text:p text:style-name="Footnote">Lehmann, Julian M. 2011: Rights at the Frontier: Border Control and Human Rights Protection of Irregular International Migrants, in: Goettingen Journal of International Law 2(2), 733-775.</text:p>
      <text:p text:style-name="Footnote"/>
      <text:p text:style-name="P46">Rubio-Marín, Ruth 2014: Human Rights and Immigration, Oxford.</text:p>
      <text:p text:style-name="Footnote"/>
      <text:p text:style-name="Footnote"/>
      <text:h text:style-name="Heading_20_3" text:outline-level="3"><text:bookmark-start text:name="__RefHeading___Toc2792_1601415630"/>Internetquellen<text:bookmark-end text:name="__RefHeading___Toc2792_1601415630"/></text:h>
      <text:p text:style-name="P45"/>
      <text:p text:style-name="P46">Geflüchtete (2012): Über uns/About us. Unter https://strikenuernberg.wordpress.com/about/ (Abgerufen am 5.11.2016)</text:p>
      <text:p text:style-name="P47"/>
      <text:p text:style-name="P46">Geflüchtete (2012): Material. Unter https://strikenuernberg.wordpress.com/material/ (Abgerufen am 5.11.2016)</text:p>
      <text:p text:style-name="P47"/>
      <text:p text:style-name="P49"><text:span text:style-name="T30">Monitor (2016): Afghanistans „sichere Gebiete“ - das zynische Spiel der Bundesregierung. Unter https://www1.wdr.de/daserste/monitor/videos/video-afghanistans-sichere-gebiete---das-zynische-spiel-der-bundesregierung-100.html</text:span> <text:span text:style-name="T30">(Abgerufen am 5.11.2016)</text:span></text:p>
      <text:p text:style-name="P49"/>
      <text:p text:style-name="P47"><text:span text:style-name="T29">Schulze, Tobias (2016): </text:span>Taliban-Aussagen als Begründung. <text:span text:style-name="T29">Unter https://www.taz.de/!5292961/ (Abgerufen am 5.11.2016)</text:span></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4T19:20:58.371954488</meta:creation-date>
    <dc:date>2016-11-16T13:00:46.828994803</dc:date>
    <meta:editing-duration>PT17H47M15S</meta:editing-duration>
    <meta:editing-cycles>7</meta:editing-cycles>
    <meta:generator>LibreOffice/5.2.3.1$Linux_X86_64 LibreOffice_project/20m0$Build-1</meta:generator>
    <meta:document-statistic meta:table-count="0" meta:image-count="0" meta:object-count="0" meta:page-count="10" meta:paragraph-count="103" meta:word-count="2838" meta:character-count="21169" meta:non-whitespace-character-count="18427"/>
  </office:meta>
</office:document-meta>
</file>